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ArrayDecoderTests.ByteArray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Array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ArrayDecoderTests.expectBytes( byte [ ]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